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background-color="#70AD47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#FF420E"/>
    </style:style>
    <style:style style:name="ce6" style:family="table-cell" style:parent-style-name="Default" style:data-style-name="N0">
      <style:table-cell-properties fo:background-color="#FFD320"/>
    </style:style>
    <style:style style:name="ce7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70AD47" style:repeat-content="false"/>
      <style:paragraph-properties fo:text-align="start" fo:margin-left="0cm"/>
    </style:style>
    <style:style style:name="ce9" style:family="table-cell" style:parent-style-name="Default" style:data-style-name="N13"/>
    <style:style style:name="ce10" style:family="table-cell" style:parent-style-name="Default" style:data-style-name="N0">
      <style:table-cell-properties style:vertical-align="middle" fo:background-color="#FF420E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#FF420E" style:repeat-content="false"/>
      <style:paragraph-properties fo:text-align="start" fo:margin-left="0cm"/>
    </style:style>
    <style:style style:name="ce13" style:family="table-cell" style:parent-style-name="Default" style:data-style-name="N1"/>
    <style:style style:name="ce14" style:family="table-cell" style:parent-style-name="Default" style:data-style-name="N36"/>
    <style:style style:name="ce15" style:family="table-cell" style:parent-style-name="Default" style:data-style-name="N0">
      <style:text-properties fo:font-size="10pt" style:font-size-asian="10pt" style:font-size-complex="10pt"/>
    </style:style>
    <style:style style:name="ce16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20" style:family="table-cell" style:parent-style-name="Pourcentage" style:data-style-name="N13"/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3" style:family="table-cell" style:parent-style-name="Default" style:data-style-name="N37"/>
    <style:style style:name="ce24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style:vertical-align="middle" fo:background-color="#FFC000" style:repeat-content="false"/>
      <style:paragraph-properties fo:text-align="center"/>
    </style:style>
    <style:style style:name="ce28" style:family="table-cell" style:parent-style-name="Percent" style:data-style-name="N13">
      <style:text-properties fo:color="#000000" style:font-name="Liberation Sans" style:font-name-asian="Liberation Sans" style:font-name-complex="Liberation Sans"/>
    </style:style>
    <style:style style:name="ce29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erif" style:font-name-asian="Liberation Serif" style:font-name-complex="Liberation Serif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19375cm"/>
    </style:style>
    <style:style style:name="co2" style:family="table-column">
      <style:table-column-properties fo:break-before="auto" style:column-width="1.32291666666667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15.875cm"/>
    </style:style>
    <style:style style:name="co5" style:family="table-column">
      <style:table-column-properties fo:break-before="auto" style:column-width="8.12270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Main" table:style-name="ta1">
        <table:table-column table:style-name="co1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énomination</text:p>
          </table:table-cell>
          <table:table-cell office:value-type="string" table:style-name="ce2">
            <text:p>Valeur</text:p>
          </table:table-cell>
          <table:table-cell office:value-type="string" table:style-name="ce2">
            <text:p>Unité</text:p>
          </table:table-cell>
          <table:table-cell office:value-type="string" table:style-name="ce3">
            <text:p>Commentaire</text:p>
          </table:table-cell>
          <table:table-cell office:value-type="string" table:style-name="ce4">
            <text:p>Valeur définie par cahier des charges / datasheet</text:p>
          </table:table-cell>
          <table:table-cell table:number-columns-repeated="16379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office:value-type="string" table:style-name="ce5">
            <text:p>Valeur théorique calculée</text:p>
          </table:table-cell>
          <table:table-cell table:number-columns-repeated="16379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office:value-type="string" table:style-name="ce6">
            <text:p>Valeur pratique choisie</text:p>
          </table:table-cell>
          <table:table-cell table:number-columns-repeated="16379"/>
        </table:table-row>
        <table:table-row table:style-name="ro3">
          <table:table-cell office:value-type="string" table:number-columns-spanned="4" table:number-rows-spanned="1" table:style-name="ce24">
            <text:p>Données</text:p>
          </table:table-cell>
          <table:covered-table-cell table:number-columns-repeated="3"/>
          <table:table-cell table:number-columns-repeated="16380" table:style-name="ce1"/>
        </table:table-row>
        <table:table-row table:style-name="ro2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8">
            <text:p>Vin min</text:p>
          </table:table-cell>
          <table:table-cell office:value-type="float" office:value="24" table:style-name="ce1">
            <text:p>24</text:p>
          </table:table-cell>
          <table:table-cell office:value-type="string" table:style-name="ce3">
            <text:p>V</text:p>
          </table:table-cell>
          <table:table-cell office:value-type="string" table:number-columns-spanned="1" table:number-rows-spanned="3" table:style-name="ce25">
            <text:p>Sortie du panneau solaire, entré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in max</text:p>
          </table:table-cell>
          <table:table-cell office:value-type="float" office:value="50" table:style-name="ce1">
            <text:p>50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in nom</text:p>
          </table:table-cell>
          <table:table-cell office:value-type="float" office:value="36" table:style-name="ce1">
            <text:p>36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Pout nom</text:p>
          </table:table-cell>
          <table:table-cell office:value-type="float" office:value="200" table:style-name="ce1">
            <text:p>200</text:p>
          </table:table-cell>
          <table:table-cell office:value-type="string" table:style-name="ce3">
            <text:p>W</text:p>
          </table:table-cell>
          <table:table-cell office:value-type="string" table:number-columns-spanned="1" table:number-rows-spanned="4" table:style-name="ce25">
            <text:p>Sortie du buck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Vout min</text:p>
          </table:table-cell>
          <table:table-cell office:value-type="float" office:value="22" table:style-name="ce1">
            <text:p>22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Vout max</text:p>
          </table:table-cell>
          <table:table-cell office:value-type="float" office:value="28" table:style-name="ce1">
            <text:p>28</text:p>
          </table:table-cell>
          <table:table-cell office:value-type="string" table:style-name="ce3">
            <text:p>V</text:p>
          </table:table-cell>
          <table:covered-table-cell/>
          <table:table-cell table:number-columns-repeated="16380" table:style-name="ce1"/>
        </table:table-row>
        <table:table-row table:style-name="ro1">
          <table:table-cell office:value-type="string" table:style-name="ce8">
            <text:p>Iout max</text:p>
          </table:table-cell>
          <table:table-cell office:value-type="float" office:value="9" table:style-name="ce1">
            <text:p>9</text:p>
          </table:table-cell>
          <table:table-cell office:value-type="string" table:style-name="ce3">
            <text:p>A</text:p>
          </table:table-cell>
          <table:covered-table-cell/>
          <table:table-cell table:number-columns-repeated="16380" table:style-name="ce1"/>
        </table:table-row>
        <table:table-row table:style-name="ro1">
          <table:table-cell table:style-name="ce3"/>
          <table:table-cell table:number-columns-repeated="16383" table:style-name="ce1"/>
        </table:table-row>
        <table:table-row table:style-name="ro1">
          <table:table-cell office:value-type="string" table:style-name="ce8">
            <text:p>Rendement</text:p>
          </table:table-cell>
          <table:table-cell office:value-type="percentage" office:value="0.92" table:style-name="ce9">
            <text:p>92%</text:p>
          </table:table-cell>
          <table:table-cell table:style-name="ce3"/>
          <table:table-cell office:value-type="string" table:style-name="ce3">
            <text:p>@150W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table:style-name="ce9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style-name="ce8">
            <text:p>ResADC</text:p>
          </table:table-cell>
          <table:table-cell office:value-type="float" office:value="12" table:style-name="ce1">
            <text:p>12</text:p>
          </table:table-cell>
          <table:table-cell office:value-type="string" table:style-name="ce3">
            <text:p>bits</text:p>
          </table:table-cell>
          <table:table-cell office:value-type="string" table:style-name="ce3">
            <text:p>cf datasheet STM32L476RG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Fsw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Hz</text:p>
          </table:table-cell>
          <table:table-cell office:value-type="string" table:style-name="ce3">
            <text:p>Fréquence de découpage du MOS</text:p>
          </table:table-cell>
          <table:table-cell table:number-columns-repeated="16380"/>
        </table:table-row>
        <table:table-row table:style-name="ro2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Mesure tension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0">
            <text:p>Vin max</text:p>
          </table:table-cell>
          <table:table-cell office:value-type="float" office:value="55.000000000000007" table:formula="of:=[.B7]*1.1" table:style-name="ce1">
            <text:p>5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Facteur de sécurité sur tension max : +20%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I meas</text:p>
          </table:table-cell>
          <table:table-cell office:value-type="float" office:value="500" table:style-name="ce1">
            <text:p>500</text:p>
          </table:table-cell>
          <table:table-cell office:value-type="string" table:style-name="ce3">
            <text:p>uA</text:p>
          </table:table-cell>
          <table:table-cell office:value-type="string" table:style-name="ce3">
            <text:p>Courant dans pont diviseur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Vadc max</text:p>
          </table:table-cell>
          <table:table-cell office:value-type="float" office:value="3.3" table:style-name="ce1">
            <text:p>3,3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ref ADC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Divider ratio</text:p>
          </table:table-cell>
          <table:table-cell office:value-type="float" office:value="16.666666666666671" table:formula="of:=[.B22]/[.B24]" table:style-name="ce13">
            <text:p>17</text:p>
          </table:table-cell>
          <table:table-cell table:style-name="ce3"/>
          <table:table-cell office:value-type="string" table:style-name="ce3">
            <text:p>Ratio Vin/Vadc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tot</text:p>
          </table:table-cell>
          <table:table-cell office:value-type="float" office:value="110.00000000000001" table:formula="of:=[.B22]/[.B23]*1000" table:style-name="ce1">
            <text:p>11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tot=R1+R2, R1 entre masse et ADC, R2 entre ADC et Vin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2</text:p>
          </table:table-cell>
          <table:table-cell office:value-type="float" office:value="103.40000000000002" table:formula="of:=[.B26]-[.B28]" table:style-name="ce1">
            <text:p>103,4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2=Rtot-R1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1</text:p>
          </table:table-cell>
          <table:table-cell office:value-type="float" office:value="6.5999999999999988" table:formula="of:=[.B26]/[.B25]" table:style-name="ce14">
            <text:p>6,6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style-name="ce3">
            <text:p>R1=Rtot/Ratio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2</text:p>
          </table:table-cell>
          <table:table-cell office:value-type="float" office:value="100" table:style-name="ce1">
            <text:p>100</text:p>
          </table:table-cell>
          <table:table-cell office:value-type="string" table:style-name="ce3">
            <text:p>k<text:span text:style-name="T2">Ω</text:span></text:p>
          </table:table-cell>
          <table:table-cell office:value-type="string" table:number-columns-spanned="1" table:number-rows-spanned="2" table:style-name="ce25">
            <text:p>Valeurs choisies selon valeurs idéales précédentes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1</text:p>
          </table:table-cell>
          <table:table-cell office:value-type="float" office:value="6.2" table:style-name="ce1">
            <text:p>6,2</text:p>
          </table:table-cell>
          <table:table-cell office:value-type="string" table:style-name="ce3">
            <text:p>k<text:span text:style-name="T2">Ω</text:span></text:p>
          </table:table-cell>
          <table:covered-table-cell/>
          <table:table-cell table:number-columns-repeated="16380"/>
        </table:table-row>
        <table:table-row table:style-name="ro1">
          <table:table-cell office:value-type="string" table:style-name="ce12">
            <text:p>Vin max</text:p>
          </table:table-cell>
          <table:table-cell office:value-type="float" office:value="56.525806451612901" table:formula="of:=[.B24]*([.B29]+[.B30])/[.B30]" table:style-name="ce14">
            <text:p>56,5</text:p>
          </table:table-cell>
          <table:table-cell office:value-type="string" table:style-name="ce3">
            <text:p>V</text:p>
          </table:table-cell>
          <table:table-cell office:value-type="string" table:style-name="ce3">
            <text:p>Vin max avec valeurs choisies précédemme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diss</text:p>
          </table:table-cell>
          <table:table-cell office:value-type="float" office:value="30.086316337148801" table:formula="of:=[.B31]*[.B31]/([.B30]+[.B29])" table:style-name="ce13">
            <text:p>30</text:p>
          </table:table-cell>
          <table:table-cell office:value-type="string" table:style-name="ce3">
            <text:p>mW</text:p>
          </table:table-cell>
          <table:table-cell office:value-type="string" table:style-name="ce3">
            <text:p>Puissance dissipée par la mesur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NbcountsADC</text:p>
          </table:table-cell>
          <table:table-cell office:value-type="float" office:value="4096" table:formula="of:=2^[.B17]" table:style-name="ce1">
            <text:p>4096</text:p>
          </table:table-cell>
          <table:table-cell table:number-columns-repeated="2" table:style-name="ce3"/>
          <table:table-cell table:number-columns-repeated="16380"/>
        </table:table-row>
        <table:table-row table:style-name="ro1">
          <table:table-cell office:value-type="string" table:style-name="ce12">
            <text:p>Resolution</text:p>
          </table:table-cell>
          <table:table-cell office:value-type="float" office:value="13.800245715725806" table:formula="of:=[.B31]/[.B33]*1000" table:style-name="ce13">
            <text:p>14</text:p>
          </table:table-cell>
          <table:table-cell office:value-type="string" table:style-name="ce3">
            <text:p>mV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style-name="ce1"/>
          <table:table-cell table:number-columns-repeated="2"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Mesure courant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1">
          <table:table-cell office:value-type="string" table:style-name="ce12">
            <text:p>I max</text:p>
          </table:table-cell>
          <table:table-cell office:value-type="float" office:value="10" table:formula="of:=[.B13]*10/9" table:style-name="ce1">
            <text:p>10</text:p>
          </table:table-cell>
          <table:table-cell office:value-type="string" table:style-name="ce1">
            <text:p>A</text:p>
          </table:table-cell>
          <table:table-cell office:value-type="string" table:style-name="ce3">
            <text:p>Courant max mesurable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Rshunt</text:p>
          </table:table-cell>
          <table:table-cell office:value-type="float" office:value="5" table:style-name="ce1">
            <text:p>5</text:p>
          </table:table-cell>
          <table:table-cell office:value-type="string" table:style-name="ce15">
            <text:p>m<text:span text:style-name="T3">Ω</text:span></text:p>
          </table:table-cell>
          <table:table-cell office:value-type="string" table:style-name="ce3">
            <text:p>Coisi pour un bon ratio entre Vshunt et P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Vshunt</text:p>
          </table:table-cell>
          <table:table-cell office:value-type="float" office:value="50" table:formula="of:=[.B40]*[.B39]" table:style-name="ce13">
            <text:p>5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Tension max 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shunt</text:p>
          </table:table-cell>
          <table:table-cell office:value-type="float" office:value="405" table:formula="of:=[.B40]*[.B13]*[.B13]" table:style-name="ce13">
            <text:p>405</text:p>
          </table:table-cell>
          <table:table-cell office:value-type="string" table:style-name="ce1">
            <text:p>mW</text:p>
          </table:table-cell>
          <table:table-cell office:value-type="string" table:style-name="ce3">
            <text:p>Pmax shun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Amp gain max</text:p>
          </table:table-cell>
          <table:table-cell office:value-type="float" office:value="66" table:formula="of:=3.3/[.B41]*1000" table:style-name="ce1">
            <text:p>66</text:p>
          </table:table-cell>
          <table:table-cell table:style-name="ce1"/>
          <table:table-cell office:value-type="string" table:style-name="ce3">
            <text:p>Unidirectional gain ! Divide by two if bidir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Amp gain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3">
            <text:p>Chosen gain, match to selected amplifier ic. Should be less than previously calculated gain</text:p>
          </table:table-cell>
          <table:table-cell table:number-columns-repeated="16380"/>
        </table:table-row>
        <table:table-row table:style-name="ro1">
          <table:table-cell office:value-type="string" table:style-name="ce8">
            <text:p>R1</text:p>
          </table:table-cell>
          <table:table-cell office:value-type="float" office:value="100" table:style-name="ce1">
            <text:p>100</text:p>
          </table:table-cell>
          <table:table-cell office:value-type="string" table:style-name="ce16">
            <text:p>Ω</text:p>
          </table:table-cell>
          <table:table-cell office:value-type="string" table:style-name="ce3">
            <text:p>Résistance gain LTC6101, high side (set for 1mA output current)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R2</text:p>
          </table:table-cell>
          <table:table-cell office:value-type="float" office:value="6.2" table:formula="of:=[.B45]*[.B44]/1000" table:style-name="ce1">
            <text:p>6,2</text:p>
          </table:table-cell>
          <table:table-cell office:value-type="string" table:style-name="ce16">
            <text:p>kΩ</text:p>
          </table:table-cell>
          <table:table-cell office:value-type="string" table:style-name="ce3">
            <text:p>Résistance gain LTC6101, low sid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Vmeas max</text:p>
          </table:table-cell>
          <table:table-cell office:value-type="float" office:value="3.1" table:formula="of:=[.B44]*[.B41]/1000" table:style-name="ce1">
            <text:p>3,1</text:p>
          </table:table-cell>
          <table:table-cell office:value-type="string" table:style-name="ce1">
            <text:p>V</text:p>
          </table:table-cell>
          <table:table-cell office:value-type="string" table:style-name="ce3">
            <text:p>ADC voltage at full current, should be less than V ADC max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Resolution</text:p>
          </table:table-cell>
          <table:table-cell office:value-type="float" office:value="2.598916330645161" table:formula="of:=[.B24]/[.B33]*([.B39]/[.B47])*1000" table:style-name="ce14">
            <text:p>2,6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ADC LSB step size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L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18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office:value-type="string" table:style-name="ce17">
            <text:p><text:span text:style-name="T4">Δ</text:span>I</text:p>
          </table:table-cell>
          <table:table-cell office:value-type="float" office:value="1000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dans l'inductance max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VinL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VoutL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V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Ton</text:p>
          </table:table-cell>
          <table:table-cell office:value-type="float" office:value="5" table:formula="of:=([.B58])*1/([.B18]/1000)" table:style-name="ce1">
            <text:p>5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N du MOS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Toff</text:p>
          </table:table-cell>
          <table:table-cell office:value-type="float" office:value="5" table:formula="of:=1/[.B18]*1000-[.B56]" table:style-name="ce1">
            <text:p>5</text:p>
          </table:table-cell>
          <table:table-cell office:value-type="string" table:style-name="ce1">
            <text:p>µs</text:p>
          </table:table-cell>
          <table:table-cell office:value-type="string" table:style-name="ce3">
            <text:p>Temps OFF du MOS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DutyCycle</text:p>
          </table:table-cell>
          <table:table-cell office:value-type="percentage" office:value="0.5" table:formula="of:=[.B55]/[.B54]" table:style-name="ce20">
            <text:p>50%</text:p>
          </table:table-cell>
          <table:table-cell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Lmin</text:p>
          </table:table-cell>
          <table:table-cell office:value-type="float" office:value="120" table:formula="of:=(([.B54]-[.B55])/([.B53]/1000))*[.B56]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8">
            <text:p>Lmax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µH</text:p>
          </table:table-cell>
          <table:table-cell office:value-type="string" table:style-name="ce3">
            <text:p>On veux une inductance de maximum 200µH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Lchosen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µH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DCR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ΔI</text:p>
          </table:table-cell>
          <table:table-cell office:value-type="float" office:value="1000" table:formula="of:=(([.B54]-[.B55])/[.B61]*1000)*[.B56]" table:style-name="ce1">
            <text:p>1000</text:p>
          </table:table-cell>
          <table:table-cell office:value-type="string" table:style-name="ce1">
            <text:p>mA</text:p>
          </table:table-cell>
          <table:table-cell office:value-type="string" table:style-name="ce3">
            <text:p>Ondulation du courant réelle<text:s/>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number-rows-repeated="2" table:style-name="ro1">
          <table:table-cell table:style-name="ce18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18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Cin</text:p>
          </table:table-cell>
          <table:covered-table-cell table:number-columns-repeated="3"/>
          <table:table-cell table:number-columns-repeated="16380"/>
        </table:table-row>
        <table:table-row table:number-rows-repeated="7" table:style-name="ro2">
          <table:table-cell table:number-columns-repeated="4" table:style-name="ce7"/>
          <table:table-cell table:number-columns-repeated="16380"/>
        </table:table-row>
        <table:table-row table:style-name="ro3">
          <table:table-cell table:number-columns-repeated="4" table:style-name="ce7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Cout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7">
            <text:p>ΔV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</text:p>
          </table:table-cell>
          <table:table-cell office:value-type="string" table:style-name="ce3">
            <text:p>Ripple voltage at the output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C</text:p>
          </table:table-cell>
          <table:table-cell office:value-type="float" office:value="5" table:formula="of:=[.B63]*(1/[.B18])*0.5/[.B79]" table:style-name="ce1">
            <text:p>5</text:p>
          </table:table-cell>
          <table:table-cell office:value-type="string" table:style-name="ce1">
            <text:p>µF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C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µF</text:p>
          </table:table-cell>
          <table:table-cell office:value-type="string" table:style-name="ce3">
            <text:p>Prendre en compte le courant RMS</text:p>
          </table:table-cell>
          <table:table-cell table:number-columns-repeated="16380"/>
        </table:table-row>
        <table:table-row table:style-name="ro1">
          <table:table-cell office:value-type="string" table:style-name="ce19">
            <text:p>ESR C choisi</text:p>
          </table:table-cell>
          <table:table-cell office:value-type="float" office:value="0.75" table:style-name="ce1">
            <text:p>0,75</text:p>
          </table:table-cell>
          <table:table-cell office:value-type="string" table:style-name="ce1">
            <text:p>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9">
            <text:p>Δvout réel</text:p>
          </table:table-cell>
          <table:table-cell office:value-type="float" office:value="0.97727272727272729" table:formula="of:=([.B63]/1000)*[.B82]+(([.B63]/1000)*(1/[.B18])*0.5)/([.B81]/1000)" table:style-name="ce1">
            <text:p>0,977272727</text:p>
          </table:table-cell>
          <table:table-cell office:value-type="string" table:style-name="ce1">
            <text:p>V</text:p>
          </table:table-cell>
          <table:table-cell office:value-type="string" table:style-name="ce3">
            <text:p>ΔI*ESRC+(ΔI*(1/Fsw)*0,5)/C</text:p>
          </table:table-cell>
          <table:table-cell table:number-columns-repeated="16380"/>
        </table:table-row>
        <table:table-row table:number-rows-repeated="4" table:style-name="ro2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MO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7">
            <text:p>Rdso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mΩ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27">
            <text:p>Qc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nC</text:p>
          </table:table-cell>
          <table:table-cell office:value-type="string" table:style-name="ce3">
            <text:p>Gate charge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Dmax</text:p>
          </table:table-cell>
          <table:table-cell office:value-type="percentage" office:value="0.66666666666666663" table:formula="of:=24/36" table:style-name="ce28">
            <text:p>67%</text:p>
          </table:table-cell>
          <table:table-cell table:style-name="ce1"/>
          <table:table-cell office:value-type="string" table:style-name="ce3">
            <text:p>Max duty cycle (Vin=36V, vout=24V)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Pstat</text:p>
          </table:table-cell>
          <table:table-cell office:value-type="float" office:value="1.3499999999999996" table:formula="of:=[.B93]*[.B91]/1000*[.B13]*[.B13]" table:style-name="ce1">
            <text:p>1,3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dson*Duty(mos)*Iout²</text:p>
          </table:table-cell>
          <table:table-cell table:number-columns-repeated="16380"/>
        </table:table-row>
        <table:table-row table:style-name="ro1">
          <table:table-cell office:value-type="string" table:style-name="ce26">
            <text:p>Pdyn</text:p>
          </table:table-cell>
          <table:table-cell table:style-name="ce1"/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3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Diod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29">
            <text:p>Vf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mV</text:p>
          </table:table-cell>
          <table:table-cell office:value-type="string" table:style-name="ce3">
            <text:p>Forward voltage @ Imax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Dmin</text:p>
          </table:table-cell>
          <table:table-cell office:value-type="percentage" office:value="0.25" table:formula="of:=12/48" table:style-name="ce28">
            <text:p>25%</text:p>
          </table:table-cell>
          <table:table-cell table:style-name="ce1"/>
          <table:table-cell office:value-type="string" table:style-name="ce3">
            <text:p>Min duty cycle (Vin=48V, Vout=12V)</text:p>
          </table:table-cell>
          <table:table-cell table:number-columns-repeated="16380"/>
        </table:table-row>
        <table:table-row table:style-name="ro1">
          <table:table-cell office:value-type="string" table:style-name="ce29">
            <text:p>Pstat</text:p>
          </table:table-cell>
          <table:table-cell office:value-type="float" office:value="3.375" table:formula="of:=[.B99]/1000*[.B13]*(1-[.B100])" table:style-name="ce1">
            <text:p>3,37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uty(diode)*Vf*Iout</text:p>
          </table:table-cell>
          <table:table-cell table:number-columns-repeated="16380"/>
        </table:table-row>
        <table:table-row table:number-rows-repeated="2" table:style-name="ro1">
          <table:table-cell table:style-name="ce26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Pertes stat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style-name="ce21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Diode</text:p>
          </table:table-cell>
          <table:table-cell office:value-type="float" office:value="3.375" table:formula="of:=[.B101]" table:style-name="ce1">
            <text:p>3,375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MOS</text:p>
          </table:table-cell>
          <table:table-cell office:value-type="float" office:value="1.3499999999999996" table:formula="of:=[.B94]" table:style-name="ce1">
            <text:p>1,35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Current sense</text:p>
          </table:table-cell>
          <table:table-cell office:value-type="float" office:value="0.40500000000000003" table:formula="of:=[.B42]/1000" table:style-name="ce22">
            <text:p>0,41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Voltage sense</text:p>
          </table:table-cell>
          <table:table-cell office:value-type="float" office:value="6.0172632674297601E-2" table:formula="of:=2*[.B32]/1000" table:style-name="ce22">
            <text:p>0,06</text:p>
          </table:table-cell>
          <table:table-cell office:value-type="string" table:style-name="ce1">
            <text:p>W</text:p>
          </table:table-cell>
          <table:table-cell office:value-type="string" table:style-name="ce3">
            <text:p>2 Etages de mesure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L</text:p>
          </table:table-cell>
          <table:table-cell office:value-type="float" office:value="0.67500000000000004" table:formula="of:=[.B62]*[.B13]/1000" table:style-name="ce1">
            <text:p>0,67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DCR*Iout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C</text:p>
          </table:table-cell>
          <table:table-cell office:value-type="float" office:value="0.75" table:formula="of:=[.B82]*[.B63]/1000" table:style-name="ce1">
            <text:p>0,75</text:p>
          </table:table-cell>
          <table:table-cell office:value-type="string" table:style-name="ce1">
            <text:p>W</text:p>
          </table:table-cell>
          <table:table-cell office:value-type="string" table:style-name="ce3">
            <text:p>ESR*ΔI</text:p>
          </table:table-cell>
          <table:table-cell table:number-columns-repeated="16380"/>
        </table:table-row>
        <table:table-row table:style-name="ro1">
          <table:table-cell office:value-type="string" table:style-name="ce11">
            <text:p>Conso µC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Regulateur linéaire : I@5V = I@12V !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Total static</text:p>
          </table:table-cell>
          <table:table-cell office:value-type="float" office:value="6.6151726326742972" table:formula="of:=SUM([.B107:.B113])" table:style-name="ce22">
            <text:p>6,62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1">
          <table:table-cell office:value-type="string" table:style-name="ce12">
            <text:p>Static Eff</text:p>
          </table:table-cell>
          <table:table-cell office:value-type="percentage" office:value="0.96798312268947007" table:formula="of:=[.B10]/([.B115]+[.B10])" table:style-name="ce23">
            <text:p>96,8%</text:p>
          </table:table-cell>
          <table:table-cell table:style-name="ce1"/>
          <table:table-cell office:value-type="string" table:style-name="ce3">
            <text:p>Rendement estimé sur pertes statiques uniquement, @200W</text:p>
          </table:table-cell>
          <table:table-cell table:number-columns-repeated="16380"/>
        </table:table-row>
        <table:table-row table:style-name="ro1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2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24">
            <text:p>Pertes dynamiqu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4" table:style-name="ce7"/>
          <table:table-cell table:number-columns-repeated="16380"/>
        </table:table-row>
        <table:table-row table:style-name="ro4">
          <table:table-cell office:value-type="string" table:style-name="ce12">
            <text:p>Diode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MOS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table:style-name="ce3"/>
          <table:table-cell table:number-columns-repeated="16380"/>
        </table:table-row>
        <table:table-row table:style-name="ro4">
          <table:table-cell office:value-type="string" table:style-name="ce11">
            <text:p>Conso driver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?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4">
          <table:table-cell office:value-type="string" table:style-name="ce12">
            <text:p>Total dyn</text:p>
          </table:table-cell>
          <table:table-cell office:value-type="float" office:value="0" table:formula="of:=SUM([.B121:.B123])" table:style-name="ce1">
            <text:p>0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dynamiques uniquement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otal loss</text:p>
          </table:table-cell>
          <table:table-cell office:value-type="float" office:value="6.6151726326742972" table:formula="of:=[.B125]+[.B115]" table:style-name="ce22">
            <text:p>6,62</text:p>
          </table:table-cell>
          <table:table-cell office:value-type="string" table:style-name="ce1">
            <text:p>W</text:p>
          </table:table-cell>
          <table:table-cell office:value-type="string" table:style-name="ce3">
            <text:p>Pertes statiques + dynamiques</text:p>
          </table:table-cell>
          <table:table-cell table:number-columns-repeated="16380"/>
        </table:table-row>
        <table:table-row table:style-name="ro4">
          <table:table-cell office:value-type="string" table:style-name="ce12">
            <text:p>Total eff</text:p>
          </table:table-cell>
          <table:table-cell office:value-type="percentage" office:value="0.96798312268947007" table:formula="of:=[.B10]/([.B126]+[.B10])" table:style-name="ce23">
            <text:p>96,8%</text:p>
          </table:table-cell>
          <table:table-cell table:style-name="ce1"/>
          <table:table-cell office:value-type="string" table:style-name="ce3">
            <text:p>Rendement total estimé @200W</text:p>
          </table:table-cell>
          <table:table-cell table:number-columns-repeated="16380"/>
        </table:table-row>
        <table:table-row table:style-name="ro4">
          <table:table-cell table:style-name="ce3"/>
          <table:table-cell table:number-columns-repeated="2" table:style-name="ce1"/>
          <table:table-cell table:style-name="ce3"/>
          <table:table-cell table:number-columns-repeated="16380"/>
        </table:table-row>
        <table:table-row table:style-name="ro1">
          <table:table-cell table:number-columns-repeated="16384"/>
        </table:table-row>
        <table:table-row table:number-rows-repeated="1048447" table:style-name="ro5">
          <table:table-cell table:number-columns-repeated="16384"/>
        </table:table-row>
      </table:table>
      <table:table table:name="Vrac" table:style-name="ta2">
        <table:table-column table:style-name="co6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/>
    </number:number-style>
    <number:percentage-style style:name="N37">
      <number:number number:decimal-places="1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rcent" style:family="table-cell" style:data-style-name="N13"/>
    <style:style style:name="Pourcentage" style:family="table-cell" style:data-style-name="N13"/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User</dc:creator>
    <meta:creation-date>2020-10-07T15:59:49Z</meta:creation-date>
    <dc:date>2020-11-02T18:17:33Z</dc:date>
    <meta:editing-cycles>12</meta:editing-cycles>
    <meta:editing-duration>PT0S</meta:editing-duration>
  </office:meta>
</office:document-meta>
</file>